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10" table:default-cell-style-name="ce3"/>
        <table:table-column table:style-name="co11" table:default-cell-style-name="ce4"/>
        <table:table-column table:style-name="co12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>
            <text:p>Timeli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Speaker 1</text:p>
          </table:table-cell>
          <table:table-cell office:value-type="string">
            <text:p>Is</text:p>
          </table:table-cell>
          <table:table-cell office:value-type="string">
            <text:p>this</text:p>
          </table:table-cell>
          <table:table-cell office:value-type="string">
            <text:p>example</text:p>
          </table:table-cell>
          <table:table-cell office:value-type="string">
            <text:p>more</text:p>
          </table:table-cell>
          <table:table-cell office:value-type="string">
            <text:p>complicated</text:p>
          </table:table-cell>
          <table:table-cell office:value-type="string">
            <text:p>than</text:p>
          </table:table-cell>
          <table:table-cell office:value-type="string">
            <text:p>it</text:p>
          </table:table-cell>
          <table:table-cell table:style-name="ce3" office:value-type="string">
            <text:p>appears</text:p>
          </table:table-cell>
          <table:table-cell office:value-type="string">
            <text:p>to</text:p>
          </table:table-cell>
          <table:table-cell office:value-type="string" table:number-columns-spanned="2" table:number-rows-spanned="1">
            <text:p>be?</text:p>
          </table:table-cell>
          <table:covered-table-cell/>
          <table:table-cell table:style-name="ce7"/>
          <table:table-cell/>
        </table:table-row>
        <table:table-row table:style-name="ro2">
          <table:table-cell office:value-type="string">
            <text:p>Speaker 2</text:p>
          </table:table-cell>
          <table:table-cell table:number-columns-repeated="7"/>
          <table:table-cell office:value-type="string" table:number-columns-spanned="2" table:number-rows-spanned="1">
            <text:p>Uhm</text:p>
          </table:table-cell>
          <table:covered-table-cell/>
          <table:table-cell table:style-name="ce3" office:value-type="string">
            <text:p>oh</text:p>
          </table:table-cell>
          <table:table-cell office:value-type="string">
            <text:p>yes!</text:p>
          </table:table-cell>
          <table:table-cell table:style-name="ce7"/>
          <table:table-cell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7"/>
          <table:table-cell/>
        </table:table-row>
        <table:table-row table:style-name="ro2">
          <table:table-cell office:value-type="string">
            <text:p>Virtual Toke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7"/>
          <table:table-cell/>
        </table:table-row>
        <table:table-row table:style-name="ro2">
          <table:table-cell office:value-type="string">
            <text:p>token#Token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5" office:value-type="string">
            <text:p>9</text:p>
          </table:table-cell>
          <table:table-cell office:value-type="float" office:value="10">
            <text:p>10</text:p>
          </table:table-cell>
          <table:table-cell table:style-name="ce7"/>
          <table:table-cell/>
        </table:table-row>
        <table:table-row table:style-name="ro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7"/>
          <table:table-cell/>
        </table:table-row>
        <table:table-row table:style-name="ro2">
          <table:table-cell office:value-type="string">
            <text:p>Spa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float" office:value="8" table:number-columns-spanned="2" table:number-rows-spanned="1">
            <text:p>8</text:p>
          </table:table-cell>
          <table:covered-table-cell/>
          <table:table-cell table:style-name="ce7"/>
          <table:table-cell/>
        </table:table-row>
        <table:table-row table:style-name="ro2">
          <table:table-cell office:value-type="string">
            <text:p>Span#Seg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float" office:value="8" table:number-columns-spanned="2" table:number-rows-spanned="1">
            <text:p>8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span#anno1</text:p>
          </table:table-cell>
          <table:table-cell office:value-type="string">
            <text:p>is</text:p>
          </table:table-cell>
          <table:table-cell office:value-type="string">
            <text:p>this</text:p>
          </table:table-cell>
          <table:table-cell office:value-type="string">
            <text:p>example</text:p>
          </table:table-cell>
          <table:table-cell office:value-type="string">
            <text:p>more</text:p>
          </table:table-cell>
          <table:table-cell office:value-type="string">
            <text:p>complicated</text:p>
          </table:table-cell>
          <table:table-cell office:value-type="string">
            <text:p>than</text:p>
          </table:table-cell>
          <table:table-cell office:value-type="string">
            <text:p>it</text:p>
          </table:table-cell>
          <table:table-cell office:value-type="string">
            <text:p>appears</text:p>
          </table:table-cell>
          <table:table-cell office:value-type="string">
            <text:p>to</text:p>
          </table:table-cell>
          <table:table-cell office:value-type="string" table:number-columns-spanned="2" table:number-rows-spanned="1">
            <text:p>be?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Spans</text:p>
          </table:table-cell>
          <table:table-cell table:number-columns-repeated="7"/>
          <table:table-cell office:value-type="float" office:value="0" table:number-columns-spanned="2" table:number-rows-spanned="1">
            <text:p>0</text:p>
          </table:table-cell>
          <table:covered-table-cell office:value-type="float" office:value="8">
            <text:p>8</text:p>
          </table:covered-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pan#SegIndex</text:p>
          </table:table-cell>
          <table:table-cell table:number-columns-repeated="7"/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pan#anno1</text:p>
          </table:table-cell>
          <table:table-cell table:number-columns-repeated="7"/>
          <table:table-cell office:value-type="string" table:number-columns-spanned="2" table:number-rows-spanned="1">
            <text:p>Uhm</text:p>
          </table:table-cell>
          <table:covered-table-cell/>
          <table:table-cell office:value-type="string">
            <text:p>oh</text:p>
          </table:table-cell>
          <table:table-cell office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8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3-11-25T12:24:23</dc:date>
    <dc:creator>Mario Frank</dc:creator>
    <meta:editing-duration>PT2M3S</meta:editing-duration>
    <meta:editing-cycles>1</meta:editing-cycles>
    <meta:document-statistic meta:table-count="3" meta:cell-count="96" meta:object-count="0"/>
    <meta:generator>LibreOffice/3.5$Linux_X86_64 LibreOffice_project/350m1$Build-2</meta:generator>
  </office:meta>
</office:document-meta>
</file>